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06/10/2015 13:41:35</text:p>
        <text:p text:style-name="P2"/>
        <text:p text:style-name="P2">Nombre del Espectáculo: asdasdasd</text:p>
        <text:p text:style-name="P2">Provincia: BUENOS AIRES</text:p>
        <text:p text:style-name="P2">Región: CENTRO</text:p>
        <text:p text:style-name="P2"/>
        <text:p text:style-name="P2">Nº de trámite: 3</text:p>
        <text:p text:style-name="P2">Fecha de trámite: 06/10/2015 13:41:33</text:p>
        <text:p text:style-name="P2"/>
        <text:p text:style-name="P2">Datos del Responsable: dsafsdf dfgdfgdfg - Fecha de nacimiento: 05 de ago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